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rsid="00257083" officeooo:paragraph-rsid="00257083"/>
    </style:style>
    <style:style style:name="P2" style:family="paragraph" style:parent-style-name="Standard">
      <style:text-properties officeooo:paragraph-rsid="00257083"/>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9" style:family="paragraph" style:parent-style-name="Standard">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text-properties officeooo:paragraph-rsid="00257083"/>
    </style:style>
    <style:style style:name="P14" style:family="paragraph" style:parent-style-name="Standard">
      <style:text-properties officeooo:paragraph-rsid="00227e7c"/>
    </style:style>
    <style:style style:name="P15" style:family="paragraph" style:parent-style-name="Standard">
      <style:text-properties officeooo:rsid="00257083" officeooo:paragraph-rsid="00257083"/>
    </style:style>
    <style:style style:name="P16" style:family="paragraph" style:parent-style-name="Standard">
      <style:text-properties officeooo:paragraph-rsid="002864f2"/>
    </style:style>
    <style:style style:name="P17"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257083" officeooo:paragraph-rsid="00257083"/>
    </style:style>
    <style:style style:name="P24" style:family="paragraph" style:parent-style-name="Standard" style:list-style-name="L12"/>
    <style:style style:name="P25" style:family="paragraph" style:parent-style-name="Standard" style:list-style-name="L12">
      <style:text-properties style:font-name="Times New Roman1"/>
    </style:style>
    <style:style style:name="P26" style:family="paragraph" style:parent-style-name="Standard" style:list-style-name="L13"/>
    <style:style style:name="P27" style:family="paragraph" style:parent-style-name="Standard">
      <style:text-properties officeooo:paragraph-rsid="00257083"/>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Heading_20_4">
      <style:text-properties officeooo:rsid="002864f2" officeooo:paragraph-rsid="002864f2"/>
    </style:style>
    <style:style style:name="P31" style:family="paragraph" style:parent-style-name="Heading_20_4">
      <style:text-properties officeooo:rsid="002764ad" officeooo:paragraph-rsid="002764ad"/>
    </style:style>
    <style:style style:name="P32" style:family="paragraph" style:parent-style-name="Heading_20_4">
      <style:text-properties officeooo:paragraph-rsid="00227e7c"/>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15b57"/>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2474f0"/>
    </style:style>
    <style:style style:name="T6" style:family="text">
      <style:text-properties officeooo:rsid="00257083"/>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d227f" style:font-size-asian="8pt" style:font-size-complex="8pt"/>
    </style:style>
    <style:style style:name="T10" style:family="text">
      <style:text-properties fo:font-size="8pt" officeooo:rsid="001d227f" style:font-size-asian="8pt"/>
    </style:style>
    <style:style style:name="T11"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5" style:family="text">
      <style:text-properties fo:font-size="9pt" style:font-size-asian="9pt"/>
    </style:style>
    <style:style style:name="T16" style:family="text">
      <style:text-properties officeooo:rsid="001e7891"/>
    </style:style>
    <style:style style:name="T17" style:family="text">
      <style:text-properties officeooo:rsid="001fea14"/>
    </style:style>
    <style:style style:name="T18" style:family="text">
      <style:text-properties officeooo:rsid="00215b57"/>
    </style:style>
    <style:style style:name="T19" style:family="text">
      <style:text-properties officeooo:rsid="002474f0"/>
    </style:style>
    <style:style style:name="T20" style:family="text">
      <style:text-properties officeooo:rsid="00257083"/>
    </style:style>
    <style:style style:name="T21" style:family="text">
      <style:text-properties style:text-underline-style="solid" style:text-underline-width="auto" style:text-underline-color="font-color"/>
    </style:style>
    <style:style style:name="T22" style:family="text">
      <style:text-properties fo:color="#000000" fo:font-size="12pt" style:font-name-asian="TimesNewRomanPSMT" style:font-size-asian="12pt" style:font-name-complex="TimesNewRomanPSMT" style:font-size-complex="12pt"/>
    </style:style>
    <style:style style:name="T23" style:family="text">
      <style:text-properties style:text-underline-style="none"/>
    </style:style>
    <style:style style:name="T24" style:family="text">
      <style:text-properties officeooo:rsid="00224ed1"/>
    </style:style>
    <style:style style:name="T25" style:family="text">
      <style:text-properties officeooo:rsid="00227e7c"/>
    </style:style>
    <style:style style:name="T26" style:family="text">
      <style:text-properties officeooo:rsid="002764ad"/>
    </style:style>
    <style:style style:name="T27" style:family="text">
      <style:text-properties officeooo:rsid="002864f2"/>
    </style:style>
    <style:style style:name="T28" style:family="text">
      <style:text-properties officeooo:rsid="0029567a"/>
    </style:style>
    <style:style style:name="T29"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font-name="Ubuntu" fo:font-size="10pt" fo:language="en" fo:country="U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140666459848736" text:id="ct140666459848736">
          <text:deletion>
            <office:change-info>
              <dc:creator>Stuart Baker</dc:creator>
              <dc:date>2015-10-17T16:21:00</dc:date>
            </office:change-info>
            <text:p text:style-name="Standard">u</text:p>
          </text:deletion>
        </text:changed-region>
        <text:changed-region xml:id="ct140666459965024" text:id="ct140666459965024">
          <text:insertion>
            <office:change-info>
              <dc:creator>Stuart Baker</dc:creator>
              <dc:date>2015-10-17T16:22:00</dc:date>
            </office:change-info>
          </text:insertion>
        </text:changed-region>
        <text:changed-region xml:id="ct140666460044896" text:id="ct140666460044896">
          <text:insertion>
            <office:change-info>
              <dc:creator>Stuart Baker</dc:creator>
              <dc:date>2015-10-17T16:21:00</dc:date>
            </office:change-info>
          </text:insertion>
        </text:changed-region>
        <text:changed-region xml:id="ct140666394930720" text:id="ct140666394930720">
          <text:deletion>
            <office:change-info>
              <dc:creator>Stuart Baker</dc:creator>
              <dc:date>2015-10-17T16:21:00</dc:date>
            </office:change-info>
            <text:p text:style-name="Standard"><text:span text:style-name="T1">D</text:span></text:p>
          </text:deletion>
        </text:changed-region>
        <text:changed-region xml:id="ct140666460045136" text:id="ct140666460045136">
          <text:insertion>
            <office:change-info>
              <dc:creator>Stuart Baker</dc:creator>
              <dc:date>2015-10-17T16:22:00</dc:date>
            </office:change-info>
          </text:insertion>
        </text:changed-region>
        <text:changed-region xml:id="ct140666454034512" text:id="ct140666454034512">
          <text:deletion>
            <office:change-info>
              <dc:creator>Stuart Baker</dc:creator>
              <dc:date>2015-10-17T16:22:00</dc:date>
            </office:change-info>
            <text:p text:style-name="Standard"><text:span text:style-name="T1">e</text:span></text:p>
          </text:deletion>
        </text:changed-region>
        <text:changed-region xml:id="ct140666394879072" text:id="ct140666394879072">
          <text:insertion>
            <office:change-info>
              <dc:creator>Stuart Baker</dc:creator>
              <dc:date>2015-10-17T16:22:00</dc:date>
            </office:change-info>
          </text:insertion>
        </text:changed-region>
        <text:changed-region xml:id="ct140666459965360" text:id="ct140666459965360">
          <text:deletion>
            <office:change-info>
              <dc:creator>Stuart Baker</dc:creator>
              <dc:date>2015-10-17T16:22:00</dc:date>
            </office:change-info>
            <text:p text:style-name="Standard"><text:span text:style-name="T1">i</text:span></text:p>
          </text:deletion>
        </text:changed-region>
        <text:changed-region xml:id="ct140666459865776" text:id="ct140666459865776">
          <text:deletion>
            <office:change-info>
              <dc:creator>Stuart Baker</dc:creator>
              <dc:date>2015-10-17T16:23:00</dc:date>
            </office:change-info>
            <text:p text:style-name="Standard">ly</text:p>
          </text:deletion>
        </text:changed-region>
        <text:changed-region xml:id="ct140666458372432" text:id="ct140666458372432">
          <text:insertion>
            <office:change-info>
              <dc:creator>Stuart Baker</dc:creator>
              <dc:date>2015-10-17T16:24:00</dc:date>
            </office:change-info>
          </text:insertion>
        </text:changed-region>
        <text:changed-region xml:id="ct140666288877680" text:id="ct140666288877680">
          <text:deletion>
            <office:change-info>
              <dc:creator>Stuart Baker</dc:creator>
              <dc:date>2015-10-17T16:24:00</dc:date>
            </office:change-info>
            <text:p text:style-name="Standard"><text:span text:style-name="T2">you</text:span></text:p>
          </text:deletion>
        </text:changed-region>
        <text:changed-region xml:id="ct140666401236432" text:id="ct140666401236432">
          <text:insertion>
            <office:change-info>
              <dc:creator>Stuart Baker</dc:creator>
              <dc:date>2015-10-17T16:24:00</dc:date>
            </office:change-info>
          </text:insertion>
        </text:changed-region>
        <text:changed-region xml:id="ct140666458102736" text:id="ct140666458102736">
          <text:insertion>
            <office:change-info>
              <dc:creator>Stuart Baker</dc:creator>
              <dc:date>2015-10-17T16:24:00</dc:date>
            </office:change-info>
          </text:insertion>
        </text:changed-region>
        <text:changed-region xml:id="ct140666404499632" text:id="ct140666404499632">
          <text:deletion>
            <office:change-info>
              <dc:creator>Stuart Baker</dc:creator>
              <dc:date>2015-10-17T16:24:00</dc:date>
            </office:change-info>
            <text:p text:style-name="Standard"><text:span text:style-name="T2">you</text:span></text:p>
          </text:deletion>
        </text:changed-region>
        <text:changed-region xml:id="ct140666356085632" text:id="ct140666356085632">
          <text:insertion>
            <office:change-info>
              <dc:creator>Stuart Baker</dc:creator>
              <dc:date>2015-10-17T16:24:00</dc:date>
            </office:change-info>
          </text:insertion>
        </text:changed-region>
        <text:changed-region xml:id="ct140666405272656" text:id="ct140666405272656">
          <text:deletion>
            <office:change-info>
              <dc:creator>Stuart Baker</dc:creator>
              <dc:date>2015-10-17T16:25:00</dc:date>
            </office:change-info>
            <text:p text:style-name="Standard"><text:s/>you prefer</text:p>
          </text:deletion>
        </text:changed-region>
        <text:changed-region xml:id="ct140666402457696" text:id="ct140666402457696">
          <text:deletion>
            <office:change-info>
              <dc:creator>Stuart Baker</dc:creator>
              <dc:date>2015-10-17T16:25:00</dc:date>
            </office:change-info>
            <text:p text:style-name="Standard"><text:s/>you use</text:p>
          </text:deletion>
        </text:changed-region>
        <text:changed-region xml:id="ct140666405314048" text:id="ct140666405314048">
          <text:insertion>
            <office:change-info>
              <dc:creator>Stuart Baker</dc:creator>
              <dc:date>2015-10-17T16:25:00</dc:date>
            </office:change-info>
          </text:insertion>
        </text:changed-region>
        <text:changed-region xml:id="ct140666404936304" text:id="ct140666404936304">
          <text:insertion>
            <office:change-info>
              <dc:creator>David P Harris</dc:creator>
              <dc:date>2015-10-17T17:44:00</dc:date>
            </office:change-info>
          </text:insertion>
        </text:changed-region>
        <text:changed-region xml:id="ct140666404720240" text:id="ct140666404720240">
          <text:deletion>
            <office:change-info>
              <dc:creator>Stuart Baker</dc:creator>
              <dc:date>2015-10-17T16:27:00</dc:date>
            </office:change-info>
            <text:p text:style-name="Standard"><text:s/>that event</text:p>
          </text:deletion>
        </text:changed-region>
        <text:changed-region xml:id="ct140666401979856" text:id="ct140666401979856">
          <text:deletion>
            <office:change-info>
              <dc:creator>Stuart Baker</dc:creator>
              <dc:date>2015-10-17T16:29:00</dc:date>
            </office:change-info>
            <text:p text:style-name="Standard"><text:s/></text:p>
          </text:deletion>
        </text:changed-region>
        <text:changed-region xml:id="ct140666402481056" text:id="ct140666402481056">
          <text:insertion>
            <office:change-info>
              <dc:creator>Stuart Baker</dc:creator>
              <dc:date>2015-10-17T16:29:00</dc:date>
            </office:change-info>
          </text:insertion>
        </text:changed-region>
        <text:changed-region xml:id="ct140666403630848" text:id="ct140666403630848">
          <text:deletion>
            <office:change-info>
              <dc:creator>Stuart Baker</dc:creator>
              <dc:date>2015-10-17T16:29:00</dc:date>
            </office:change-info>
            <text:p text:style-name="Standard"><text:span text:style-name="T3">and we</text:span></text:p>
          </text:deletion>
        </text:changed-region>
        <text:changed-region xml:id="ct140666405204528" text:id="ct140666405204528">
          <text:insertion>
            <office:change-info>
              <dc:creator>Stuart Baker</dc:creator>
              <dc:date>2015-10-17T16:30:00</dc:date>
            </office:change-info>
          </text:insertion>
        </text:changed-region>
        <text:changed-region xml:id="ct140666458295744" text:id="ct140666458295744">
          <text:insertion>
            <office:change-info>
              <dc:creator>Stuart Baker</dc:creator>
              <dc:date>2015-10-17T16:30:00</dc:date>
            </office:change-info>
          </text:insertion>
        </text:changed-region>
        <text:changed-region xml:id="ct140666288047792" text:id="ct140666288047792">
          <text:deletion>
            <office:change-info>
              <dc:creator>Stuart Baker</dc:creator>
              <dc:date>2015-10-17T16:30:00</dc:date>
            </office:change-info>
            <text:p text:style-name="Standard">that </text:p>
          </text:deletion>
        </text:changed-region>
        <text:changed-region xml:id="ct140666404610560" text:id="ct140666404610560">
          <text:insertion>
            <office:change-info>
              <dc:creator>Stuart Baker</dc:creator>
              <dc:date>2015-10-17T16:33:00</dc:date>
            </office:change-info>
          </text:insertion>
        </text:changed-region>
        <text:changed-region xml:id="ct140666404087008" text:id="ct140666404087008">
          <text:deletion>
            <office:change-info>
              <dc:creator>Stuart Baker</dc:creator>
              <dc:date>2015-10-17T16:36:00</dc:date>
            </office:change-info>
            <text:p text:style-name="Standard"><text:span text:style-name="T3">you have some Node ID address space assigned to you, you can use that.</text:span></text:p>
          </text:deletion>
        </text:changed-region>
        <text:changed-region xml:id="ct140666404508944" text:id="ct140666404508944">
          <text:deletion>
            <office:change-info>
              <dc:creator>Stuart Baker</dc:creator>
              <dc:date>2015-10-17T16:36:00</dc:date>
            </office:change-info>
            <text:p text:style-name="Standard">For example, i</text:p>
          </text:deletion>
        </text:changed-region>
        <text:changed-region xml:id="ct140666458159488" text:id="ct140666458159488">
          <text:insertion>
            <office:change-info>
              <dc:creator>Stuart Baker</dc:creator>
              <dc:date>2015-10-17T16:36:00</dc:date>
            </office:change-info>
          </text:insertion>
        </text:changed-region>
        <text:changed-region xml:id="ct140666402254608" text:id="ct140666402254608">
          <text:insertion>
            <office:change-info>
              <dc:creator>David P Harris</dc:creator>
              <dc:date>2015-10-17T17:49:00</dc:date>
            </office:change-info>
          </text:insertion>
        </text:changed-region>
        <text:changed-region xml:id="ct140666405215488" text:id="ct140666405215488">
          <text:insertion>
            <office:change-info>
              <dc:creator>Stuart Baker</dc:creator>
              <dc:date>2015-10-17T16:37:00</dc:date>
            </office:change-info>
          </text:insertion>
        </text:changed-region>
        <text:changed-region xml:id="ct140666402491952" text:id="ct140666402491952">
          <text:insertion>
            <office:change-info>
              <dc:creator>Stuart Baker</dc:creator>
              <dc:date>2015-10-17T16:37:00</dc:date>
            </office:change-info>
          </text:insertion>
        </text:changed-region>
        <text:changed-region xml:id="ct140666393786160" text:id="ct140666393786160">
          <text:deletion>
            <office:change-info>
              <dc:creator>David P Harris</dc:creator>
              <dc:date>2015-10-17T17:50:00</dc:date>
            </office:change-info>
            <text:p text:style-name="Standard">taken</text:p>
          </text:deletion>
        </text:changed-region>
        <text:changed-region xml:id="ct140666395994384" text:id="ct140666395994384">
          <text:insertion>
            <office:change-info>
              <dc:creator>David P Harris</dc:creator>
              <dc:date>2015-10-17T17:50:00</dc:date>
            </office:change-info>
          </text:insertion>
        </text:changed-region>
        <text:changed-region xml:id="ct140666404738768" text:id="ct140666404738768">
          <text:insertion>
            <office:change-info>
              <dc:creator>Stuart Baker</dc:creator>
              <dc:date>2015-10-17T16:38:00</dc:date>
            </office:change-info>
          </text:insertion>
        </text:changed-region>
        <text:changed-region xml:id="ct140666404498976" text:id="ct140666404498976">
          <text:insertion>
            <office:change-info>
              <dc:creator>Stuart Baker</dc:creator>
              <dc:date>2015-10-17T16:38:00</dc:date>
            </office:change-info>
          </text:insertion>
        </text:changed-region>
        <text:changed-region xml:id="ct140666404414864" text:id="ct140666404414864">
          <text:insertion>
            <office:change-info>
              <dc:creator>David P Harris</dc:creator>
              <dc:date>2015-10-17T17:50:00</dc:date>
            </office:change-info>
          </text:insertion>
        </text:changed-region>
        <text:changed-region xml:id="ct140666458251856" text:id="ct140666458251856">
          <text:insertion>
            <office:change-info>
              <dc:creator>David P Harris</dc:creator>
              <dc:date>2015-10-17T17:50:00</dc:date>
            </office:change-info>
          </text:insertion>
        </text:changed-region>
        <text:changed-region xml:id="ct140666404131200" text:id="ct140666404131200">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140666455830480" text:id="ct140666455830480">
          <text:insertion>
            <office:change-info>
              <dc:creator>Stuart Baker</dc:creator>
              <dc:date>2015-10-17T17:04:00</dc:date>
            </office:change-info>
          </text:insertion>
        </text:changed-region>
        <text:changed-region xml:id="ct140666456101936" text:id="ct140666456101936">
          <text:deletion>
            <office:change-info>
              <dc:creator>Stuart Baker</dc:creator>
              <dc:date>2015-10-17T17:04:00</dc:date>
            </office:change-info>
            <text:p text:style-name="Standard"><text:span text:style-name="T5">w</text:span></text:p>
          </text:deletion>
        </text:changed-region>
        <text:changed-region xml:id="ct140666456380960" text:id="ct140666456380960">
          <text:insertion>
            <office:change-info>
              <dc:creator>Stuart Baker</dc:creator>
              <dc:date>2015-10-17T17:04:00</dc:date>
            </office:change-info>
          </text:insertion>
        </text:changed-region>
        <text:changed-region xml:id="ct140666456401312" text:id="ct140666456401312">
          <text:deletion>
            <office:change-info>
              <dc:creator>Stuart Baker</dc:creator>
              <dc:date>2015-10-17T17:04:00</dc:date>
            </office:change-info>
            <text:p text:style-name="Standard"><text:span text:style-name="T5">k</text:span></text:p>
          </text:deletion>
        </text:changed-region>
        <text:changed-region xml:id="ct140666456366496" text:id="ct140666456366496">
          <text:insertion>
            <office:change-info>
              <dc:creator>Stuart Baker</dc:creator>
              <dc:date>2015-10-17T17:05:00</dc:date>
            </office:change-info>
          </text:insertion>
        </text:changed-region>
        <text:changed-region xml:id="ct140666456214528" text:id="ct140666456214528">
          <text:deletion>
            <office:change-info>
              <dc:creator>Stuart Baker</dc:creator>
              <dc:date>2015-10-17T17:05:00</dc:date>
            </office:change-info>
            <text:p text:style-name="Standard"><text:span text:style-name="T5">a</text:span></text:p>
          </text:deletion>
        </text:changed-region>
        <text:changed-region xml:id="ct140666456372864" text:id="ct140666456372864">
          <text:insertion>
            <office:change-info>
              <dc:creator>Stuart Baker</dc:creator>
              <dc:date>2015-10-17T17:05:00</dc:date>
            </office:change-info>
          </text:insertion>
        </text:changed-region>
        <text:changed-region xml:id="ct140666456045168" text:id="ct140666456045168">
          <text:deletion>
            <office:change-info>
              <dc:creator>Stuart Baker</dc:creator>
              <dc:date>2015-10-17T17:05:00</dc:date>
            </office:change-info>
            <text:p text:style-name="Standard"><text:span text:style-name="T5">r</text:span></text:p>
          </text:deletion>
        </text:changed-region>
        <text:changed-region xml:id="ct140666455830992" text:id="ct140666455830992">
          <text:insertion>
            <office:change-info>
              <dc:creator>Stuart Baker</dc:creator>
              <dc:date>2015-10-17T17:05:00</dc:date>
            </office:change-info>
          </text:insertion>
        </text:changed-region>
        <text:changed-region xml:id="ct140666455829968" text:id="ct140666455829968">
          <text:deletion>
            <office:change-info>
              <dc:creator>Stuart Baker</dc:creator>
              <dc:date>2015-10-17T17:05:00</dc:date>
            </office:change-info>
            <text:p text:style-name="Standard"><text:span text:style-name="T5">w</text:span></text:p>
          </text:deletion>
        </text:changed-region>
        <text:changed-region xml:id="ct140666455957104" text:id="ct140666455957104">
          <text:insertion>
            <office:change-info>
              <dc:creator>Stuart Baker</dc:creator>
              <dc:date>2015-10-17T17:05:00</dc:date>
            </office:change-info>
          </text:insertion>
        </text:changed-region>
        <text:changed-region xml:id="ct140666455956624" text:id="ct140666455956624">
          <text:deletion>
            <office:change-info>
              <dc:creator>Stuart Baker</dc:creator>
              <dc:date>2015-10-17T17:05:00</dc:date>
            </office:change-info>
            <text:p text:style-name="Standard"><text:span text:style-name="T5">k</text:span></text:p>
          </text:deletion>
        </text:changed-region>
        <text:changed-region xml:id="ct140666456341472" text:id="ct140666456341472">
          <text:insertion>
            <office:change-info>
              <dc:creator>Stuart Baker</dc:creator>
              <dc:date>2015-10-17T17:05:00</dc:date>
            </office:change-info>
          </text:insertion>
        </text:changed-region>
        <text:changed-region xml:id="ct140666456340992" text:id="ct140666456340992">
          <text:deletion>
            <office:change-info>
              <dc:creator>Stuart Baker</dc:creator>
              <dc:date>2015-10-17T17:05:00</dc:date>
            </office:change-info>
            <text:p text:style-name="Standard"><text:span text:style-name="T5">a</text:span></text:p>
          </text:deletion>
        </text:changed-region>
        <text:changed-region xml:id="ct140666456340512" text:id="ct140666456340512">
          <text:insertion>
            <office:change-info>
              <dc:creator>Stuart Baker</dc:creator>
              <dc:date>2015-10-17T17:05:00</dc:date>
            </office:change-info>
          </text:insertion>
        </text:changed-region>
        <text:changed-region xml:id="ct140666456340032" text:id="ct140666456340032">
          <text:deletion>
            <office:change-info>
              <dc:creator>Stuart Baker</dc:creator>
              <dc:date>2015-10-17T17:05:00</dc:date>
            </office:change-info>
            <text:p text:style-name="Standard"><text:span text:style-name="T5">r</text:span></text:p>
          </text:deletion>
        </text:changed-region>
        <text:changed-region xml:id="ct140666456339552" text:id="ct140666456339552">
          <text:insertion>
            <office:change-info>
              <dc:creator>Stuart Baker</dc:creator>
              <dc:date>2015-10-17T17:12:00</dc:date>
            </office:change-info>
          </text:insertion>
        </text:changed-region>
        <text:changed-region xml:id="ct140666460629552" text:id="ct140666460629552">
          <text:insertion>
            <office:change-info>
              <dc:creator>David P Harris</dc:creator>
              <dc:date>2015-10-17T17:52:00</dc:date>
            </office:change-info>
          </text:insertion>
        </text:changed-region>
        <text:changed-region xml:id="ct140666462018848" text:id="ct140666462018848">
          <text:insertion>
            <office:change-info>
              <dc:creator>Stuart Baker</dc:creator>
              <dc:date>2015-10-17T17:12:00</dc:date>
            </office:change-info>
          </text:insertion>
        </text:changed-region>
        <text:changed-region xml:id="ct140666461169888" text:id="ct140666461169888">
          <text:deletion>
            <office:change-info>
              <dc:creator>David P Harris</dc:creator>
              <dc:date>2015-10-17T17:51:00</dc:date>
            </office:change-info>
            <text:p text:style-name="P1">what</text:p>
          </text:deletion>
          <text:insertion>
            <office:change-info office:chg-author="Stuart Baker" office:chg-date-time="2015-10-17T17:12:00"/>
          </text:insertion>
        </text:changed-region>
        <text:changed-region xml:id="ct140666461089024" text:id="ct140666461089024">
          <text:insertion>
            <office:change-info>
              <dc:creator>David P Harris</dc:creator>
              <dc:date>2015-10-17T17:51:00</dc:date>
            </office:change-info>
          </text:insertion>
        </text:changed-region>
        <text:changed-region xml:id="ct140666410100160" text:id="ct140666410100160">
          <text:insertion>
            <office:change-info>
              <dc:creator>Stuart Baker</dc:creator>
              <dc:date>2015-10-17T17:12:00</dc:date>
            </office:change-info>
          </text:insertion>
        </text:changed-region>
        <text:changed-region xml:id="ct140666455854704" text:id="ct140666455854704">
          <text:insertion>
            <office:change-info>
              <dc:creator>Stuart Baker</dc:creator>
              <dc:date>2015-10-17T17:13:00</dc:date>
            </office:change-info>
          </text:insertion>
        </text:changed-region>
        <text:changed-region xml:id="ct140666410062480" text:id="ct140666410062480">
          <text:insertion>
            <office:change-info>
              <dc:creator>David P Harris</dc:creator>
              <dc:date>2015-10-17T17:52:00</dc:date>
            </office:change-info>
          </text:insertion>
        </text:changed-region>
        <text:changed-region xml:id="ct140666409971744" text:id="ct140666409971744">
          <text:insertion>
            <office:change-info>
              <dc:creator>Stuart Baker</dc:creator>
              <dc:date>2015-10-17T17:13:00</dc:date>
            </office:change-info>
          </text:insertion>
        </text:changed-region>
        <text:changed-region xml:id="ct140666456375280" text:id="ct140666456375280">
          <text:insertion>
            <office:change-info>
              <dc:creator>Stuart Baker</dc:creator>
              <dc:date>2015-10-17T17:06:00</dc:date>
            </office:change-info>
          </text:insertion>
        </text:changed-region>
        <text:changed-region xml:id="ct140666404880192" text:id="ct140666404880192">
          <text:insertion>
            <office:change-info>
              <dc:creator>David P Harris</dc:creator>
              <dc:date>2015-10-17T17:54:00</dc:date>
            </office:change-info>
          </text:insertion>
        </text:changed-region>
        <text:changed-region xml:id="ct140666458178528" text:id="ct140666458178528">
          <text:insertion>
            <office:change-info>
              <dc:creator>Stuart Baker</dc:creator>
              <dc:date>2015-10-17T17:06:00</dc:date>
            </office:change-info>
          </text:insertion>
        </text:changed-region>
        <text:changed-region xml:id="ct140666456374800" text:id="ct140666456374800">
          <text:deletion>
            <office:change-info>
              <dc:creator>Stuart Baker</dc:creator>
              <dc:date>2015-10-17T17:06:00</dc:date>
            </office:change-info>
            <text:p text:style-name="Standard"><text:span text:style-name="T6">shall</text:span></text:p>
          </text:deletion>
        </text:changed-region>
        <text:changed-region xml:id="ct140666456374320" text:id="ct140666456374320">
          <text:insertion>
            <office:change-info>
              <dc:creator>Stuart Baker</dc:creator>
              <dc:date>2015-10-17T17:07:00</dc:date>
            </office:change-info>
          </text:insertion>
        </text:changed-region>
        <text:changed-region xml:id="ct140666455851360" text:id="ct140666455851360">
          <text:insertion>
            <office:change-info>
              <dc:creator>Stuart Baker</dc:creator>
              <dc:date>2015-10-17T17:08:00</dc:date>
            </office:change-info>
          </text:insertion>
        </text:changed-region>
        <text:changed-region xml:id="ct140666455849424" text:id="ct140666455849424">
          <text:insertion>
            <office:change-info>
              <dc:creator>Stuart Baker</dc:creator>
              <dc:date>2015-10-17T17:06:00</dc:date>
            </office:change-info>
          </text:insertion>
        </text:changed-region>
        <text:changed-region xml:id="ct140666456212000" text:id="ct140666456212000">
          <text:insertion>
            <office:change-info>
              <dc:creator>Stuart Baker</dc:creator>
              <dc:date>2015-10-17T17:08:00</dc:date>
            </office:change-info>
          </text:insertion>
        </text:changed-region>
        <text:changed-region xml:id="ct140666455845040" text:id="ct140666455845040">
          <text:deletion>
            <office:change-info>
              <dc:creator>Stuart Baker</dc:creator>
              <dc:date>2015-10-17T17:06:00</dc:date>
            </office:change-info>
            <text:p text:style-name="Standard"><text:span text:style-name="T6">must </text:span></text:p>
          </text:deletion>
        </text:changed-region>
        <text:changed-region xml:id="ct140666455844080" text:id="ct140666455844080">
          <text:insertion>
            <office:change-info>
              <dc:creator>Stuart Baker</dc:creator>
              <dc:date>2015-10-17T17:08:00</dc:date>
            </office:change-info>
          </text:insertion>
        </text:changed-region>
        <text:changed-region xml:id="ct140666455844560" text:id="ct140666455844560">
          <text:deletion>
            <office:change-info>
              <dc:creator>Stuart Baker</dc:creator>
              <dc:date>2015-10-17T17:08:00</dc:date>
            </office:change-info>
            <text:p text:style-name="Standard"><text:span text:style-name="T6">must</text:span></text:p>
          </text:deletion>
        </text:changed-region>
        <text:changed-region xml:id="ct140666455439248" text:id="ct140666455439248">
          <text:deletion>
            <office:change-info>
              <dc:creator>Stuart Baker</dc:creator>
              <dc:date>2015-10-17T17:10:00</dc:date>
            </office:change-info>
            <text:p text:style-name="P2">A “safe state” is defined by the node</text:p>
          </text:deletion>
        </text:changed-region>
        <text:changed-region xml:id="ct140666455843600" text:id="ct140666455843600">
          <text:insertion>
            <office:change-info>
              <dc:creator>Stuart Baker</dc:creator>
              <dc:date>2015-10-17T17:10:00</dc:date>
            </office:change-info>
          </text:insertion>
        </text:changed-region>
        <text:changed-region xml:id="ct140666455833744" text:id="ct140666455833744">
          <text:insertion>
            <office:change-info>
              <dc:creator>Stuart Baker</dc:creator>
              <dc:date>2015-10-17T17:10:00</dc:date>
            </office:change-info>
          </text:insertion>
        </text:changed-region>
        <text:changed-region xml:id="ct140666456098672" text:id="ct140666456098672">
          <text:deletion>
            <office:change-info>
              <dc:creator>Stuart Baker</dc:creator>
              <dc:date>2015-10-17T17:10:00</dc:date>
            </office:change-info>
            <text:p text:style-name="Standard"><text:span text:style-name="T6">ay</text:span></text:p>
          </text:deletion>
        </text:changed-region>
        <text:changed-region xml:id="ct140666455843120" text:id="ct140666455843120">
          <text:insertion>
            <office:change-info>
              <dc:creator>Stuart Baker</dc:creator>
              <dc:date>2015-10-17T17:10:00</dc:date>
            </office:change-info>
          </text:insertion>
        </text:changed-region>
        <text:changed-region xml:id="ct140666455822336" text:id="ct140666455822336">
          <text:deletion>
            <office:change-info>
              <dc:creator>Stuart Baker</dc:creator>
              <dc:date>2015-10-17T17:10:00</dc:date>
            </office:change-info>
            <text:p text:style-name="Standard"><text:span text:style-name="T6">ay</text:span></text:p>
          </text:deletion>
        </text:changed-region>
        <text:changed-region xml:id="ct140666456370928" text:id="ct140666456370928">
          <text:insertion>
            <office:change-info>
              <dc:creator>Stuart Baker</dc:creator>
              <dc:date>2015-10-17T17:20:00</dc:date>
            </office:change-info>
          </text:insertion>
        </text:changed-region>
        <text:changed-region xml:id="ct140666456202336" text:id="ct140666456202336">
          <text:insertion>
            <office:change-info>
              <dc:creator>Stuart Baker</dc:creator>
              <dc:date>2015-10-17T17:13:00</dc:date>
            </office:change-info>
          </text:insertion>
        </text:changed-region>
        <text:changed-region xml:id="ct140666410322336" text:id="ct140666410322336">
          <text:deletion>
            <office:change-info>
              <dc:creator>David P Harris</dc:creator>
              <dc:date>2015-10-17T17:56:00</dc:date>
            </office:change-info>
            <text:p text:style-name="P1">what</text:p>
          </text:deletion>
          <text:insertion>
            <office:change-info office:chg-author="Stuart Baker" office:chg-date-time="2015-10-17T17:13:00"/>
          </text:insertion>
        </text:changed-region>
        <text:changed-region xml:id="ct140666410092928" text:id="ct140666410092928">
          <text:insertion>
            <office:change-info>
              <dc:creator>David P Harris</dc:creator>
              <dc:date>2015-10-17T17:56:00</dc:date>
            </office:change-info>
          </text:insertion>
        </text:changed-region>
        <text:changed-region xml:id="ct140666410199088" text:id="ct140666410199088">
          <text:insertion>
            <office:change-info>
              <dc:creator>Stuart Baker</dc:creator>
              <dc:date>2015-10-17T17:13:00</dc:date>
            </office:change-info>
          </text:insertion>
        </text:changed-region>
        <text:changed-region xml:id="ct140666456104368" text:id="ct140666456104368">
          <text:insertion>
            <office:change-info>
              <dc:creator>Stuart Baker</dc:creator>
              <dc:date>2015-10-17T17:14:00</dc:date>
            </office:change-info>
          </text:insertion>
        </text:changed-region>
        <text:changed-region xml:id="ct140666455864768" text:id="ct140666455864768">
          <text:insertion>
            <office:change-info>
              <dc:creator>Stuart Baker</dc:creator>
              <dc:date>2015-10-17T17:15:00</dc:date>
            </office:change-info>
          </text:insertion>
        </text:changed-region>
        <text:changed-region xml:id="ct140666455902448" text:id="ct140666455902448">
          <text:insertion>
            <office:change-info>
              <dc:creator>Stuart Baker</dc:creator>
              <dc:date>2015-10-17T17:16:00</dc:date>
            </office:change-info>
          </text:insertion>
        </text:changed-region>
        <text:changed-region xml:id="ct140666456395136" text:id="ct140666456395136">
          <text:insertion>
            <office:change-info>
              <dc:creator>Stuart Baker</dc:creator>
              <dc:date>2015-10-17T17:17:00</dc:date>
            </office:change-info>
          </text:insertion>
        </text:changed-region>
        <text:changed-region xml:id="ct140666454902272" text:id="ct140666454902272">
          <text:insertion>
            <office:change-info>
              <dc:creator>Stuart Baker</dc:creator>
              <dc:date>2015-10-17T16:59:00</dc:date>
            </office:change-info>
          </text:insertion>
        </text:changed-region>
        <text:changed-region xml:id="ct140666410800384" text:id="ct140666410800384">
          <text:insertion>
            <office:change-info>
              <dc:creator>David P Harris</dc:creator>
              <dc:date>2015-10-17T17:57:00</dc:date>
            </office:change-info>
          </text:insertion>
        </text:changed-region>
        <text:changed-region xml:id="ct140666411178704" text:id="ct140666411178704">
          <text:insertion>
            <office:change-info>
              <dc:creator>Stuart Baker</dc:creator>
              <dc:date>2015-10-17T16:59:00</dc:date>
            </office:change-info>
          </text:insertion>
        </text:changed-region>
        <text:changed-region xml:id="ct140666456211024" text:id="ct140666456211024">
          <text:insertion>
            <office:change-info>
              <dc:creator>Stuart Baker</dc:creator>
              <dc:date>2015-10-17T17:18:00</dc:date>
            </office:change-info>
          </text:insertion>
        </text:changed-region>
        <text:changed-region xml:id="ct140666455787712" text:id="ct140666455787712">
          <text:insertion>
            <office:change-info>
              <dc:creator>Stuart Baker</dc:creator>
              <dc:date>2015-10-17T17:19:00</dc:date>
            </office:change-info>
          </text:insertion>
        </text:changed-region>
        <text:changed-region xml:id="ct140666455387632" text:id="ct140666455387632">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140666459848736"/><text:change-start text:change-id="ct140666459965024"/><text:span text:style-name="T1">u</text:span><text:change-end text:change-id="ct140666459965024"/>nique Node I<text:change-start text:change-id="ct140666460044896"/><text:span text:style-name="T1">dentifier</text:span><text:change-end text:change-id="ct140666460044896"/><text:change text:change-id="ct140666394930720"/>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140666460045136"/><text:span text:style-name="T1">E</text:span><text:change-end text:change-id="ct140666460045136"/><text:change text:change-id="ct140666454034512"/>vent <text:change-start text:change-id="ct140666394879072"/><text:span text:style-name="T1">I</text:span><text:change-end text:change-id="ct140666394879072"/><text:change text:change-id="ct140666459965360"/>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140666459865776"/> uniqueness for all Event Identifiers.</text:p>
      <text:p text:style-name="Standard">To ensure uniqueness, the top six bytes of an Event Identifier that <text:change-start text:change-id="ct140666458372432"/><text:span text:style-name="T2">the manufacturer or user</text:span><text:change-end text:change-id="ct140666458372432"/><text:change text:change-id="ct140666288877680"/> define<text:change-start text:change-id="ct140666401236432"/><text:span text:style-name="T2">s</text:span><text:change-end text:change-id="ct140666401236432"/> are <text:span text:style-name="T21">required</text:span> to be within a Node ID space that <text:change-start text:change-id="ct140666458102736"/><text:span text:style-name="T2">the manufacturer or user</text:span><text:change-end text:change-id="ct140666458102736"/><text:change text:change-id="ct140666404499632"/> control<text:change-start text:change-id="ct140666356085632"/><text:span text:style-name="T2">s</text:span><text:change-end text:change-id="ct140666356085632"/>. <text:s/>The low two bytes would be any number<text:change text:change-id="ct140666405272656"/>, so long as<text:change text:change-id="ct140666402457696"/> each value <text:change-start text:change-id="ct140666405314048"/><text:span text:style-name="T2">is used </text:span><text:change-end text:change-id="ct140666405314048"/>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could be from real nodes that you own. <text:s/>For example, the B<text:change-start text:change-id="ct140666404936304"/><office:annotation><dc:creator>David P Harris</dc:creator><dc:date>2015-10-17T17:44:17.883121000</dc:date><text:list text:style-name=""><text:list-item><text:p text:style-name="P34"><text:span text:style-name="T30">This isn't really true, the Blue/Gold just chooses the first of whatever events are in the node. <text:s/>Most nodes will initialize to a set of events from its range [nodeID.xxxx]. <text:s/></text:span><text:span text:style-name="T30"><text:line-break/></text:span><text:span text:style-name="T30"><text:line-break/></text:span><text:span text:style-name="T30">This whole thing is a bit wordy, rangy, and scattered ( I think I wrote it :-( )</text:span></text:p></text:list-item><text:list-item><text:p text:style-name="P34"><text:span text:style-name="T30"/></text:p></text:list-item><text:list-item><text:p text:style-name="P34"><text:span text:style-name="T30"/></text:p></text:list-item></text:list></office:annotation><text:change-end text:change-id="ct140666404936304"/>lue/Gold algorithm for assigning Event Identifiers automatically puts the Node ID of the first node to use<text:change text:change-id="ct140666404720240"/>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text:change text:change-id="ct140666401979856"/><text:change-start text:change-id="ct140666402481056"/><text:span text:style-name="T3">which</text:span><text:change-end text:change-id="ct140666402481056"/><text:change text:change-id="ct140666403630848"/> <text:change-start text:change-id="ct140666405204528"/><text:span text:style-name="T3">is </text:span><text:change-end text:change-id="ct140666405204528"/>ensure<text:change-start text:change-id="ct140666458295744"/><text:span text:style-name="T3">d</text:span><text:change-end text:change-id="ct140666458295744"/> <text:change text:change-id="ct140666288047792"/>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1">not</text:span><text:span text:style-name="T23"> be used for a </text:span><text:span text:style-name="T14">different</text:span><text:span text:style-name="T23"> purpose or meaning. <text:s/>This is because the meaning and its use is </text:span><text:span text:style-name="T21">shared across all of the nodes using it</text:span><text:span text:style-name="T23">,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text:change-start text:change-id="ct140666404610560"/><text:span text:style-name="T3">it is assigned out of a Node ID address space that the assigning body owns and, by extension, has control of over, it can be used.</text:span><text:change-end text:change-id="ct140666404610560"/><text:change text:change-id="ct140666404087008"/>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text:change text:change-id="ct140666404508944"/><text:change-start text:change-id="ct140666458159488"/><text:span text:style-name="T3">I</text:span><text:change-end text:change-id="ct140666458159488"/>f a manufacturer had a range of Node IDs that included at least 0x123456789A<text:change-start text:change-id="ct140666402254608"/><office:annotation><dc:creator>David P Harris</dc:creator><dc:date>2015-10-17T17:49:11.098114000</dc:date><text:list text:continue-numbering="true" text:style-name=""><text:list-item><text:p text:style-name="P34"><text:span text:style-name="T30">Would , notation work better: “12.34.56.78.9A.00 through 12.34.56.78.9A.FF|”?</text:span></text:p></text:list-item><text:list-item><text:p text:style-name="P34"><text:span text:style-name="T30"/></text:p></text:list-item></text:list></office:annotation><text:change-end text:change-id="ct140666402254608"/>00 through 0x123456789AFF (in other words, all possible values of the low byte), <text:change-start text:change-id="ct140666405215488"/><text:span text:style-name="T3">t</text:span><text:change-end text:change-id="ct140666405215488"/>he<text:change-start text:change-id="ct140666402491952"/><text:span text:style-name="T3">y</text:span><text:change-end text:change-id="ct140666402491952"/>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E3" office:value-type="string">
            <text:p text:style-name="P10">0x12</text:p>
          </table:table-cell>
          <table:table-cell table:style-name="Table5.E3" office:value-type="string">
            <text:p text:style-name="P10">0x34</text:p>
          </table:table-cell>
          <table:table-cell table:style-name="Table5.E3" office:value-type="string">
            <text:p text:style-name="P10">0x56</text:p>
          </table:table-cell>
          <table:table-cell table:style-name="Table5.E3" office:value-type="string">
            <text:p text:style-name="P10">0x78</text:p>
          </table:table-cell>
          <table:table-cell table:style-name="Table5.E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change text:change-id="ct140666393786160"/><text:change-start text:change-id="ct140666395994384"/><text:span text:style-name="T28">used</text:span><text:change-end text:change-id="ct140666395994384"/>, because the node ID range is guaranteed to belong to the manufacturer, and <text:change-start text:change-id="ct140666404738768"/><text:span text:style-name="T24">t</text:span><text:change-end text:change-id="ct140666404738768"/>he<text:change-start text:change-id="ct140666404498976"/><text:span text:style-name="T24">y</text:span><text:change-end text:change-id="ct140666404498976"/>'ll use it only once<text:change-start text:change-id="ct140666404414864"/> <text:span text:style-name="T28">for this purpose</text:span><text:change-end text:change-id="ct140666404414864"/>. <text:change-start text:change-id="ct140666458251856"/><text:s/><text:change-end text:change-id="ct140666458251856"/></text:p>
      <text:h text:style-name="Heading_20_2" text:outline-level="2"><text:soft-page-break/>References and Context</text:h>
      <text:p text:style-name="Standard">This <text:span text:style-name="T4">Standard</text:span> is in the context of the following OpenLCB Standards:</text:p>
      <text:list xml:id="list8398085875962052558" text:style-name="L12">
        <text:list-item>
          <text:p text:style-name="P25">The Message Network Standard, which <text:span text:style-name="T22">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
      <text:p text:style-name="Standard">The Unique Identifiers Standard whi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140666404131200"/></text:h>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text:change-start text:change-id="ct140666455830480"/><text:span text:style-name="T5">W</text:span><text:change-end text:change-id="ct140666455830480"/><text:change text:change-id="ct140666456101936"/>ell-<text:change-start text:change-id="ct140666456380960"/><text:span text:style-name="T5">K</text:span><text:change-end text:change-id="ct140666456380960"/><text:change text:change-id="ct140666456401312"/>nown <text:change-start text:change-id="ct140666456366496"/><text:span text:style-name="T5">A</text:span><text:change-end text:change-id="ct140666456366496"/><text:change text:change-id="ct140666456214528"/>utomatically <text:change-start text:change-id="ct140666456372864"/><text:span text:style-name="T5">R</text:span><text:change-end text:change-id="ct140666456372864"/><text:change text:change-id="ct140666456045168"/>outed events shall participate in producer/consumer identify. <text:s/>The primary purpose of the producer/consumer identify is to pair consumers with produces, especially for the purpose of routing between OpenLCB segments. <text:s/>Since these <text:change-start text:change-id="ct140666455830992"/><text:span text:style-name="T5">W</text:span><text:change-end text:change-id="ct140666455830992"/><text:change text:change-id="ct140666455829968"/>ell-<text:change-start text:change-id="ct140666455957104"/><text:span text:style-name="T5">K</text:span><text:change-end text:change-id="ct140666455957104"/><text:change text:change-id="ct140666455956624"/>nown <text:change-start text:change-id="ct140666456341472"/><text:span text:style-name="T5">A</text:span><text:change-end text:change-id="ct140666456341472"/><text:change text:change-id="ct140666456340992"/>utomatically-<text:change-start text:change-id="ct140666456340512"/><text:span text:style-name="T5">R</text:span><text:change-end text:change-id="ct140666456340512"/><text:change text:change-id="ct140666456340032"/>outed events must always be routed, it could be argued that the identify events are redundant for these well-known Event Identifiers.<text:change-start text:change-id="ct140666456339552"/></text:p>
      <text:p text:style-name="P1"><text:soft-page-break/>Though not explicitly required, it would be prudent for a manufacture to identify in a product<text:change-end text:change-id="ct140666456339552"/><text:change-start text:change-id="ct140666460629552"/><text:span text:style-name="T28">'</text:span><text:change-end text:change-id="ct140666460629552"/><text:change-start text:change-id="ct140666462018848"/>s documentation as to <text:change-end text:change-id="ct140666462018848"/><text:change text:change-id="ct140666461169888"/><text:change-start text:change-id="ct140666461089024"/><text:span text:style-name="T28">which</text:span><text:change-end text:change-id="ct140666461089024"/><text:change-start text:change-id="ct140666410100160"/> <text:change-end text:change-id="ct140666410100160"/><text:change-start text:change-id="ct140666455854704"/>Well-Known Automatically Routed events it produces and consumes<text:change-end text:change-id="ct140666455854704"/><text:change-start text:change-id="ct140666410062480"/>, <text:change-end text:change-id="ct140666410062480"/><text:change-start text:change-id="ct140666409971744"/><text:s/>and the resulting actions it takes when these events occur.<text:change-end text:change-id="ct140666409971744"/></text:p>
      <text:h text:style-name="Heading_20_4" text:outline-level="4">Emergency Off</text:h>
      <text:p text:style-name="P9"/>
      <text:p text:style-name="Standard">The Emergency Off event identifier (01.00.00.00.00.00.FF.FF) is a request for a node to de-energize all of its outputs. <text:s/>A node receiving this event may continue to remain a powered participant of the OpenLCB bus, but <text:change-start text:change-id="ct140666456375280"/><text:span text:style-name="T6">ma</text:span><text:change-end text:change-id="ct140666456375280"/><text:change-start text:change-id="ct140666404880192"/><text:span text:style-name="T6"><office:annotation><dc:creator>David P Harris</dc:creator><dc:date>2015-10-17T17:54:31.626417000</dc:date><text:list text:style-name=""><text:list-item><text:p text:style-name="P34"><text:span text:style-name="T30">Not clear me whether these should 'shall's. </text:span></text:p></text:list-item><text:list-item><text:p text:style-name="P34"><text:span text:style-name="T30"/></text:p></text:list-item></text:list></office:annotation></text:span><text:change-end text:change-id="ct140666404880192"/><text:change-start text:change-id="ct140666458178528"/><text:span text:style-name="T6">y</text:span><text:change-end text:change-id="ct140666458178528"/><text:change text:change-id="ct140666456374800"/> de-energize any outputs unrelated to maintaining OpenLCB communications. <text:s/><text:change-start text:change-id="ct140666456374320"/><text:span text:style-name="T6">The meaning of de-energize is not prescribed for any given node, it is up to the node manufacturer and/or user to </text:span><text:change-end text:change-id="ct140666456374320"/><text:change-start text:change-id="ct140666455851360"/><text:span text:style-name="T6">prescribe what, if anything, should happen in the node if it receives this event. <text:s/></text:span><text:change-end text:change-id="ct140666455851360"/>For example:</text:p>
      <text:list xml:id="list2455415887582537798" text:style-name="L13">
        <text:list-item>
          <text:p text:style-name="P26">If the node is a DCC power booster, it <text:change-start text:change-id="ct140666455849424"/><text:span text:style-name="T6">m</text:span><text:change-end text:change-id="ct140666455849424"/><text:change-start text:change-id="ct140666456212000"/><text:span text:style-name="T6">ight </text:span><text:change-end text:change-id="ct140666456212000"/><text:change text:change-id="ct140666455845040"/>disable its amplified DCC power output.</text:p>
        </text:list-item>
        <text:list-item>
          <text:p text:style-name="P26">If the node is an accessory controlling turnout motors, it <text:change-start text:change-id="ct140666455844080"/><text:span text:style-name="T6">might</text:span><text:change-end text:change-id="ct140666455844080"/><text:change text:change-id="ct140666455844560"/>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3"><text:span text:style-name="T29">Should we suggest that implementers might send EmergencyOff recurrently, but must ensure that that is cancelled on ClearEmergencyOff is sent? <text:s/></text:span></text:p></office:annotation><office:annotation><dc:creator>Stuart Baker</dc:creator><dc:date>2015-02-08T18:38:15</dc:date><text:p text:style-name="P33"><text:span text:style-name="T31">Reply to D Harris (02/07/2015, 17:29): "..."</text:span></text:p><text:p><text:span text:style-name="T32">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9"/>
      <text:p text:style-name="P2">The Emergency Stop event identifier (01.00.00.00.00.00.FF.FD) is a request for a node to command all of its outputs to a safe state. <text:s/>A node receiving this event is not required to de-energize any of its outputs. <text:s/><text:change text:change-id="ct140666455439248"/><text:change-start text:change-id="ct140666455843600"/><text:span text:style-name="T6">The meaning of “safe state” is not prescribed for any given node, it is up to the node manufacturer and/or user to prescribe what, if anything, should happen in the node if it receives this event</text:span><text:change-end text:change-id="ct140666455843600"/>. <text:s/>For example:</text:p>
      <text:list xml:id="list175960957943254" text:continue-numbering="true" text:style-name="L13">
        <text:list-item>
          <text:p text:style-name="P26">If the node is acting on behalf of one or more DCC trains, it m<text:change-start text:change-id="ct140666455833744"/><text:span text:style-name="T6">ight</text:span><text:change-end text:change-id="ct140666455833744"/><text:change text:change-id="ct140666456098672"/> send the global emergency stop command onto the DCC signal bus.</text:p>
        </text:list-item>
        <text:list-item>
          <text:p text:style-name="P26">If the node is an accessory controlling turnout motors, it m<text:change-start text:change-id="ct140666455843120"/><text:span text:style-name="T6">ight</text:span><text:change-end text:change-id="ct140666455843120"/><text:change text:change-id="ct140666455822336"/>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140666456370928"/></text:p>
      <text:h text:style-name="P30" text:outline-level="4"><text:soft-page-break/>Other Well-Known Automatically Routed</text:h>
      <text:h text:style-name="P30" text:outline-level="4">Other Well-Known</text:h>
      <text:p text:style-name="P16">Other <text:span text:style-name="T27">Well-Known Automatically Routed Event Identifiers not discussed here have their uses prescribed and/or discussed elsewhere. <text:s/>No assumptions should be made about </text:span><text:span text:style-name="T13">the</text:span><text:span text:style-name="T27"> use of these Well-Known Automatically Routed Event Identifiers as prescribed by this document.</text:span><text:change-end text:change-id="ct140666456370928"/></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140666456202336"/></text:p>
      <text:p text:style-name="P1">Though not explicitly required, it would be prudent for a manufacture to identify in a products documentation as to <text:change-end text:change-id="ct140666456202336"/><text:change text:change-id="ct140666410322336"/><text:change-start text:change-id="ct140666410092928"/><text:span text:style-name="T28">which</text:span><text:change-end text:change-id="ct140666410092928"/><text:change-start text:change-id="ct140666410199088"/> Well-Known events it produces and consumes and the resulting actions it takes when these events occur.<text:change-end text:change-id="ct140666410199088"/><text:change-start text:change-id="ct140666456104368"/></text:p>
      <text:h text:style-name="P31" text:outline-level="4"><text:change-end text:change-id="ct140666456104368"/><text:change-start text:change-id="ct140666455864768"/>Duplicate Node ID</text:h>
      <text:p text:style-name="Standard">The <text:span text:style-name="T26">Duplicate Node ID Detected even</text:span><text:change-end text:change-id="ct140666455864768"/><text:change-start text:change-id="ct140666455902448"/><text:span text:style-name="T26">t would typically be sent by a node that receives a packet from another node containing its own unique Node ID</text:span><text:change-end text:change-id="ct140666455902448"/><text:change-start text:change-id="ct140666456395136"/><text:span text:style-name="T26">. <text:s/>The production of this event by a node is not explicitly required.</text:span><text:change-end text:change-id="ct140666456395136"/><text:change-start text:change-id="ct140666454902272"/></text:p>
      <text:h text:style-name="P32" text:outline-level="4">MERG CBUS</text:h>
      <text:p text:style-name="P14">OpenLCB allocates a Node ID address space specifically for mapping ME<text:change-end text:change-id="ct140666454902272"/><text:change-start text:change-id="ct140666410800384"/><office:annotation><dc:creator>David P Harris</dc:creator><dc:date>2015-10-17T17:57:56.389416000</dc:date><text:list text:style-name=""><text:list-item><text:p text:style-name="P34"><text:span text:style-name="T30">I do not think CBus events should be in this document. <text:s/>There may be several CBus segments and will need to be distinguished. <text:s/></text:span></text:p></text:list-item></text:list></office:annotation><text:change-end text:change-id="ct140666410800384"/><text:change-start text:change-id="ct140666411178704"/>RG CBUS events into OpenLCB. <text:s/>CBUS events come in two types: <text:s/>long and short. <text:s/>A long event is uniquely identified by the <text:span text:style-name="T25">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4">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change-end text:change-id="ct140666411178704"/><text:change-start text:change-id="ct140666456211024"/></text:p>
      <text:h text:style-name="P30" text:outline-level="4">Other Well-Known</text:h>
      <text:p text:style-name="Standard">Other <text:span text:style-name="T27">Well-Known Event Identifiers not d</text:span><text:change-end text:change-id="ct140666456211024"/><text:change-start text:change-id="ct140666455787712"/><text:span text:style-name="T27">iscussed here have their uses prescribed and/or discussed elsewhere. <text:s/>No assumptions should be made about </text:span><text:span text:style-name="T13">the</text:span><text:span text:style-name="T27"> use of these Well-Known Event Identifiers</text:span><text:change-end text:change-id="ct140666455787712"/><text:change-start text:change-id="ct140666455387632"/><text:span text:style-name="T27"> as prescribed by this document.</text:span><text:change-end text:change-id="ct140666455387632"/></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19"><text:s/>2.1 Introduction<text:tab/>1</text:p>
          <text:p text:style-name="P19"><text:s/>2.2 Intended Use<text:tab/>1</text:p>
          <text:p text:style-name="P19"><text:s/>2.3 References and Context<text:tab/>2</text:p>
          <text:p text:style-name="P19"><text:s/>2.4 Format<text:tab/>3</text:p>
          <text:p text:style-name="P19"><text:s/>2.5 Allocation<text:tab/>3</text:p>
          <text:p text:style-name="P20"><text:s/>2.5.1 Node ID Based<text:tab/>3</text:p>
          <text:p text:style-name="P21"><text:s/>2.5.1.1 MERG CBUS<text:tab/>3</text:p>
          <text:p text:style-name="P20"><text:s/>2.5.2 Well-Known Automatically-Routed<text:tab/>3</text:p>
          <text:p text:style-name="P21"><text:s/>2.5.2.1 Emergency Off<text:tab/>3</text:p>
          <text:p text:style-name="P21"><text:s/>2.5.2.2 Emergency Stop<text:tab/>4</text:p>
          <text:p text:style-name="P20"><text:s/>2.5.3 Well-Known<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27</meta:editing-cycles>
    <meta:editing-duration>P1DT1H14M24S</meta:editing-duration>
    <meta:generator>LibreOffice/4.4.0.3$MacOSX_X86_64 LibreOffice_project/de093506bcdc5fafd9023ee680b8c60e3e0645d7</meta:generator>
    <dc:date>2015-10-17T17:59:58.696496000</dc:date>
    <dc:creator>David P Harris</dc:creator>
    <meta:document-statistic meta:table-count="3" meta:image-count="1" meta:object-count="0" meta:page-count="6" meta:paragraph-count="102" meta:word-count="2003" meta:character-count="12128" meta:non-whitespace-character-count="10154"/>
    <meta:user-defined meta:name="Info 1"/>
    <meta:user-defined meta:name="Info 2"/>
    <meta:user-defined meta:name="Info 3"/>
    <meta:user-defined meta:name="Info 4"/>
  </office:meta>
</office:document-meta>
</file>